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walk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599" calcext:value-type="float">
            <text:p>8599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4384" calcext:value-type="float">
            <text:p>4384</text:p>
          </table:table-cell>
          <table:table-cell/>
          <table:table-cell office:value-type="string" calcext:value-type="string">
            <text:p>AVG</text:p>
          </table:table-cell>
          <table:table-cell table:formula="of:=AVERAGE([.G2:.G31])" office:value-type="float" office:value="0.759466666666667" calcext:value-type="float">
            <text:p>0.7594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81" calcext:value-type="float">
            <text:p>928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634" calcext:value-type="float">
            <text:p>10634</text:p>
          </table:table-cell>
          <table:table-cell office:value-type="float" office:value="0.614" calcext:value-type="float">
            <text:p>0.61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3771" calcext:value-type="float">
            <text:p>137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331" calcext:value-type="float">
            <text:p>13331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26589" calcext:value-type="float">
            <text:p>265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720" calcext:value-type="float">
            <text:p>18720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53692" calcext:value-type="float">
            <text:p>536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534" calcext:value-type="float">
            <text:p>2953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15335" calcext:value-type="float">
            <text:p>1153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1631" calcext:value-type="float">
            <text:p>516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235466" calcext:value-type="float">
            <text:p>235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95919" calcext:value-type="float">
            <text:p>9591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486048" calcext:value-type="float">
            <text:p>48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84431" calcext:value-type="float">
            <text:p>18443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974743" calcext:value-type="float">
            <text:p>974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61486" calcext:value-type="float">
            <text:p>36148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2004314" calcext:value-type="float">
            <text:p>2004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715425" calcext:value-type="float">
            <text:p>715425</text:p>
          </table:table-cell>
          <table:table-cell office:value-type="float" office:value="0.778" calcext:value-type="float">
            <text:p>0.778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4055676" calcext:value-type="float">
            <text:p>4055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423134" calcext:value-type="float">
            <text:p>1423134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8197584" calcext:value-type="float">
            <text:p>81975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838273" calcext:value-type="float">
            <text:p>2838273</text:p>
          </table:table-cell>
          <table:table-cell office:value-type="float" office:value="0.78" calcext:value-type="float">
            <text:p>0.78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16475486" calcext:value-type="float">
            <text:p>16475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668843" calcext:value-type="float">
            <text:p>5668843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33014023" calcext:value-type="float">
            <text:p>330140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1329446" calcext:value-type="float">
            <text:p>11329446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66330343" calcext:value-type="float">
            <text:p>663303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51292" calcext:value-type="float">
            <text:p>22651292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132979067" calcext:value-type="float">
            <text:p>132979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45293537" calcext:value-type="float">
            <text:p>45293537</text:p>
          </table:table-cell>
          <table:table-cell office:value-type="float" office:value="0.783" calcext:value-type="float">
            <text:p>0.783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266353278" calcext:value-type="float">
            <text:p>2663532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581166" calcext:value-type="float">
            <text:p>90581166</text:p>
          </table:table-cell>
          <table:table-cell office:value-type="float" office:value="0.779" calcext:value-type="float">
            <text:p>0.779</text:p>
          </table:table-cell>
          <table:table-cell office:value-type="float" office:value="0.030069" calcext:value-type="float">
            <text:p>0.030069</text:p>
          </table:table-cell>
          <table:table-cell office:value-type="float" office:value="533879992" calcext:value-type="float">
            <text:p>5338799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1157508" calcext:value-type="float">
            <text:p>181157508</text:p>
          </table:table-cell>
          <table:table-cell office:value-type="float" office:value="0.784" calcext:value-type="float">
            <text:p>0.784</text:p>
          </table:table-cell>
          <table:table-cell office:value-type="float" office:value="0.059632" calcext:value-type="float">
            <text:p>0.059632</text:p>
          </table:table-cell>
          <table:table-cell office:value-type="float" office:value="1068083963" calcext:value-type="float">
            <text:p>10680839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2289942" calcext:value-type="float">
            <text:p>362289942</text:p>
          </table:table-cell>
          <table:table-cell office:value-type="float" office:value="0.783" calcext:value-type="float">
            <text:p>0.783</text:p>
          </table:table-cell>
          <table:table-cell office:value-type="float" office:value="0.118733" calcext:value-type="float">
            <text:p>0.118733</text:p>
          </table:table-cell>
          <table:table-cell office:value-type="float" office:value="2135675579" calcext:value-type="float">
            <text:p>21356755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4558233" calcext:value-type="float">
            <text:p>724558233</text:p>
          </table:table-cell>
          <table:table-cell office:value-type="float" office:value="0.783" calcext:value-type="float">
            <text:p>0.783</text:p>
          </table:table-cell>
          <table:table-cell office:value-type="float" office:value="0.231198" calcext:value-type="float">
            <text:p>0.231198</text:p>
          </table:table-cell>
          <table:table-cell office:value-type="float" office:value="4273754393" calcext:value-type="float">
            <text:p>4273754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49132907" calcext:value-type="float">
            <text:p>1449132907</text:p>
          </table:table-cell>
          <table:table-cell office:value-type="float" office:value="0.783" calcext:value-type="float">
            <text:p>0.783</text:p>
          </table:table-cell>
          <table:table-cell office:value-type="float" office:value="0.465218" calcext:value-type="float">
            <text:p>0.465218</text:p>
          </table:table-cell>
          <table:table-cell office:value-type="float" office:value="4251996126" calcext:value-type="float">
            <text:p>42519961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98273096" calcext:value-type="float">
            <text:p>2898273096</text:p>
          </table:table-cell>
          <table:table-cell office:value-type="float" office:value="0.783" calcext:value-type="float">
            <text:p>0.783</text:p>
          </table:table-cell>
          <table:table-cell office:value-type="float" office:value="0.933655" calcext:value-type="float">
            <text:p>0.933655</text:p>
          </table:table-cell>
          <table:table-cell office:value-type="float" office:value="4209740201" calcext:value-type="float">
            <text:p>42097402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796485927" calcext:value-type="float">
            <text:p>5796485927</text:p>
          </table:table-cell>
          <table:table-cell office:value-type="float" office:value="0.783" calcext:value-type="float">
            <text:p>0.783</text:p>
          </table:table-cell>
          <table:table-cell office:value-type="float" office:value="1.861715" calcext:value-type="float">
            <text:p>1.861715</text:p>
          </table:table-cell>
          <table:table-cell office:value-type="float" office:value="4126524772" calcext:value-type="float">
            <text:p>41265247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1593028143" calcext:value-type="float">
            <text:p>11593028143</text:p>
          </table:table-cell>
          <table:table-cell office:value-type="float" office:value="0.783" calcext:value-type="float">
            <text:p>0.783</text:p>
          </table:table-cell>
          <table:table-cell office:value-type="float" office:value="3.708641" calcext:value-type="float">
            <text:p>3.708641</text:p>
          </table:table-cell>
          <table:table-cell office:value-type="float" office:value="3956780995" calcext:value-type="float">
            <text:p>39567809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3186118768" calcext:value-type="float">
            <text:p>23186118768</text:p>
          </table:table-cell>
          <table:table-cell office:value-type="float" office:value="0.783" calcext:value-type="float">
            <text:p>0.783</text:p>
          </table:table-cell>
          <table:table-cell office:value-type="float" office:value="7.297098" calcext:value-type="float">
            <text:p>7.297098</text:p>
          </table:table-cell>
          <table:table-cell office:value-type="float" office:value="3615136755" calcext:value-type="float">
            <text:p>36151367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46372221692" calcext:value-type="float">
            <text:p>46372221692</text:p>
          </table:table-cell>
          <table:table-cell office:value-type="float" office:value="0.783" calcext:value-type="float">
            <text:p>0.783</text:p>
          </table:table-cell>
          <table:table-cell office:value-type="float" office:value="14.589889" calcext:value-type="float">
            <text:p>14.589889</text:p>
          </table:table-cell>
          <table:table-cell office:value-type="float" office:value="2944053642" calcext:value-type="float">
            <text:p>29440536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92744406935" calcext:value-type="float">
            <text:p>92744406935</text:p>
          </table:table-cell>
          <table:table-cell office:value-type="float" office:value="0.781" calcext:value-type="float">
            <text:p>0.781</text:p>
          </table:table-cell>
          <table:table-cell office:value-type="float" office:value="29.976523" calcext:value-type="float">
            <text:p>29.976523</text:p>
          </table:table-cell>
          <table:table-cell office:value-type="float" office:value="1592823186" calcext:value-type="float">
            <text:p>1592823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85488688711" calcext:value-type="float">
            <text:p>185488688711</text:p>
          </table:table-cell>
          <table:table-cell office:value-type="float" office:value="0.783" calcext:value-type="float">
            <text:p>0.783</text:p>
          </table:table-cell>
          <table:table-cell office:value-type="float" office:value="59.163605" calcext:value-type="float">
            <text:p>59.163605</text:p>
          </table:table-cell>
          <table:table-cell office:value-type="float" office:value="3203245087" calcext:value-type="float">
            <text:p>3203245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370977639699" calcext:value-type="float">
            <text:p>370977639699</text:p>
          </table:table-cell>
          <table:table-cell office:value-type="float" office:value="0.783" calcext:value-type="float">
            <text:p>0.783</text:p>
          </table:table-cell>
          <table:table-cell office:value-type="float" office:value="116.885073" calcext:value-type="float">
            <text:p>116.885073</text:p>
          </table:table-cell>
          <table:table-cell office:value-type="float" office:value="2136935214" calcext:value-type="float">
            <text:p>2136935214</text:p>
          </table:table-cell>
          <table:table-cell table:number-columns-repeated="3"/>
        </table:table-row>
      </table:table>
      <table:table table:name="randwal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49" calcext:value-type="float">
            <text:p>9249</text:p>
          </table:table-cell>
          <table:table-cell office:value-type="float" office:value="0.818" calcext:value-type="float">
            <text:p>0.81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4384" calcext:value-type="float">
            <text:p>43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529" calcext:value-type="float">
            <text:p>10529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089" calcext:value-type="float">
            <text:p>13089</text:p>
          </table:table-cell>
          <table:table-cell office:value-type="float" office:value="1.01" calcext:value-type="float">
            <text:p>1.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13771" calcext:value-type="float">
            <text:p>13771</text:p>
          </table:table-cell>
          <table:table-cell/>
          <table:table-cell office:value-type="string" calcext:value-type="string">
            <text:p>AVG</text:p>
          </table:table-cell>
          <table:table-cell table:formula="of:=AVERAGE([.G2:.G31])" office:value-type="float" office:value="3.0803" calcext:value-type="float">
            <text:p>3.0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1.29" calcext:value-type="float">
            <text:p>1.2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26589" calcext:value-type="float">
            <text:p>265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449" calcext:value-type="float">
            <text:p>28449</text:p>
          </table:table-cell>
          <table:table-cell office:value-type="float" office:value="1.631" calcext:value-type="float">
            <text:p>1.63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53692" calcext:value-type="float">
            <text:p>536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929" calcext:value-type="float">
            <text:p>48929</text:p>
          </table:table-cell>
          <table:table-cell office:value-type="float" office:value="2.049" calcext:value-type="float">
            <text:p>2.04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15335" calcext:value-type="float">
            <text:p>1153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0561" calcext:value-type="float">
            <text:p>90561</text:p>
          </table:table-cell>
          <table:table-cell office:value-type="float" office:value="2.581" calcext:value-type="float">
            <text:p>2.58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235466" calcext:value-type="float">
            <text:p>235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73825" calcext:value-type="float">
            <text:p>173825</text:p>
          </table:table-cell>
          <table:table-cell office:value-type="float" office:value="2.926" calcext:value-type="float">
            <text:p>2.92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486048" calcext:value-type="float">
            <text:p>48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40353" calcext:value-type="float">
            <text:p>340353</text:p>
          </table:table-cell>
          <table:table-cell office:value-type="float" office:value="3.233" calcext:value-type="float">
            <text:p>3.23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974743" calcext:value-type="float">
            <text:p>974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673409" calcext:value-type="float">
            <text:p>673409</text:p>
          </table:table-cell>
          <table:table-cell office:value-type="float" office:value="3.403" calcext:value-type="float">
            <text:p>3.40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2004314" calcext:value-type="float">
            <text:p>2004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339521" calcext:value-type="float">
            <text:p>1339521</text:p>
          </table:table-cell>
          <table:table-cell office:value-type="float" office:value="3.531" calcext:value-type="float">
            <text:p>3.53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4055676" calcext:value-type="float">
            <text:p>4055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671745" calcext:value-type="float">
            <text:p>2671745</text:p>
          </table:table-cell>
          <table:table-cell office:value-type="float" office:value="3.571" calcext:value-type="float">
            <text:p>3.571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8197584" calcext:value-type="float">
            <text:p>81975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336193" calcext:value-type="float">
            <text:p>5336193</text:p>
          </table:table-cell>
          <table:table-cell office:value-type="float" office:value="3.609" calcext:value-type="float">
            <text:p>3.609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16475486" calcext:value-type="float">
            <text:p>16475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665089" calcext:value-type="float">
            <text:p>10665089</text:p>
          </table:table-cell>
          <table:table-cell office:value-type="float" office:value="3.607" calcext:value-type="float">
            <text:p>3.607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33014023" calcext:value-type="float">
            <text:p>330140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1322882" calcext:value-type="float">
            <text:p>21322882</text:p>
          </table:table-cell>
          <table:table-cell office:value-type="float" office:value="3.634" calcext:value-type="float">
            <text:p>3.634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66330343" calcext:value-type="float">
            <text:p>663303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05" calcext:value-type="float">
            <text:p>3.605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132979067" calcext:value-type="float">
            <text:p>132979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85269635" calcext:value-type="float">
            <text:p>85269635</text:p>
          </table:table-cell>
          <table:table-cell office:value-type="float" office:value="3.637" calcext:value-type="float">
            <text:p>3.637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266353278" calcext:value-type="float">
            <text:p>2663532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0531972" calcext:value-type="float">
            <text:p>170531972</text:p>
          </table:table-cell>
          <table:table-cell office:value-type="float" office:value="3.629" calcext:value-type="float">
            <text:p>3.629</text:p>
          </table:table-cell>
          <table:table-cell office:value-type="float" office:value="0.012237" calcext:value-type="float">
            <text:p>0.012237</text:p>
          </table:table-cell>
          <table:table-cell office:value-type="float" office:value="533879992" calcext:value-type="float">
            <text:p>5338799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1056647" calcext:value-type="float">
            <text:p>341056647</text:p>
          </table:table-cell>
          <table:table-cell office:value-type="float" office:value="3.639" calcext:value-type="float">
            <text:p>3.639</text:p>
          </table:table-cell>
          <table:table-cell office:value-type="float" office:value="0.024273" calcext:value-type="float">
            <text:p>0.024273</text:p>
          </table:table-cell>
          <table:table-cell office:value-type="float" office:value="1068083963" calcext:value-type="float">
            <text:p>10680839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82105997" calcext:value-type="float">
            <text:p>682105997</text:p>
          </table:table-cell>
          <table:table-cell office:value-type="float" office:value="3.641" calcext:value-type="float">
            <text:p>3.641</text:p>
          </table:table-cell>
          <table:table-cell office:value-type="float" office:value="0.048338" calcext:value-type="float">
            <text:p>0.048338</text:p>
          </table:table-cell>
          <table:table-cell office:value-type="float" office:value="2135675579" calcext:value-type="float">
            <text:p>21356755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64204697" calcext:value-type="float">
            <text:p>1364204697</text:p>
          </table:table-cell>
          <table:table-cell office:value-type="float" office:value="3.647" calcext:value-type="float">
            <text:p>3.647</text:p>
          </table:table-cell>
          <table:table-cell office:value-type="float" office:value="0.094838" calcext:value-type="float">
            <text:p>0.094838</text:p>
          </table:table-cell>
          <table:table-cell office:value-type="float" office:value="4273754393" calcext:value-type="float">
            <text:p>4273754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28402108" calcext:value-type="float">
            <text:p>2728402108</text:p>
          </table:table-cell>
          <table:table-cell office:value-type="float" office:value="3.648" calcext:value-type="float">
            <text:p>3.648</text:p>
          </table:table-cell>
          <table:table-cell office:value-type="float" office:value="0.187918" calcext:value-type="float">
            <text:p>0.187918</text:p>
          </table:table-cell>
          <table:table-cell office:value-type="float" office:value="4251996126" calcext:value-type="float">
            <text:p>42519961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456796948" calcext:value-type="float">
            <text:p>5456796948</text:p>
          </table:table-cell>
          <table:table-cell office:value-type="float" office:value="3.647" calcext:value-type="float">
            <text:p>3.647</text:p>
          </table:table-cell>
          <table:table-cell office:value-type="float" office:value="0.373604" calcext:value-type="float">
            <text:p>0.373604</text:p>
          </table:table-cell>
          <table:table-cell office:value-type="float" office:value="4209740201" calcext:value-type="float">
            <text:p>42097402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0913586613" calcext:value-type="float">
            <text:p>10913586613</text:p>
          </table:table-cell>
          <table:table-cell office:value-type="float" office:value="3.639" calcext:value-type="float">
            <text:p>3.639</text:p>
          </table:table-cell>
          <table:table-cell office:value-type="float" office:value="0.752247" calcext:value-type="float">
            <text:p>0.752247</text:p>
          </table:table-cell>
          <table:table-cell office:value-type="float" office:value="4126524772" calcext:value-type="float">
            <text:p>41265247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1827165948" calcext:value-type="float">
            <text:p>21827165948</text:p>
          </table:table-cell>
          <table:table-cell office:value-type="float" office:value="3.646" calcext:value-type="float">
            <text:p>3.646</text:p>
          </table:table-cell>
          <table:table-cell office:value-type="float" office:value="1.496462" calcext:value-type="float">
            <text:p>1.496462</text:p>
          </table:table-cell>
          <table:table-cell office:value-type="float" office:value="3956780995" calcext:value-type="float">
            <text:p>39567809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3654324603" calcext:value-type="float">
            <text:p>43654324603</text:p>
          </table:table-cell>
          <table:table-cell office:value-type="float" office:value="3.645" calcext:value-type="float">
            <text:p>3.645</text:p>
          </table:table-cell>
          <table:table-cell office:value-type="float" office:value="2.996149" calcext:value-type="float">
            <text:p>2.996149</text:p>
          </table:table-cell>
          <table:table-cell office:value-type="float" office:value="3615136755" calcext:value-type="float">
            <text:p>36151367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87308641936" calcext:value-type="float">
            <text:p>87308641936</text:p>
          </table:table-cell>
          <table:table-cell office:value-type="float" office:value="3.632" calcext:value-type="float">
            <text:p>3.632</text:p>
          </table:table-cell>
          <table:table-cell office:value-type="float" office:value="5.995473" calcext:value-type="float">
            <text:p>5.995473</text:p>
          </table:table-cell>
          <table:table-cell office:value-type="float" office:value="2944053642" calcext:value-type="float">
            <text:p>29440536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74617276659" calcext:value-type="float">
            <text:p>174617276659</text:p>
          </table:table-cell>
          <table:table-cell office:value-type="float" office:value="3.639" calcext:value-type="float">
            <text:p>3.639</text:p>
          </table:table-cell>
          <table:table-cell office:value-type="float" office:value="11.851638" calcext:value-type="float">
            <text:p>11.851638</text:p>
          </table:table-cell>
          <table:table-cell office:value-type="float" office:value="1592823186" calcext:value-type="float">
            <text:p>1592823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49234545477" calcext:value-type="float">
            <text:p>349234545477</text:p>
          </table:table-cell>
          <table:table-cell office:value-type="float" office:value="3.648" calcext:value-type="float">
            <text:p>3.648</text:p>
          </table:table-cell>
          <table:table-cell office:value-type="float" office:value="23.535405" calcext:value-type="float">
            <text:p>23.535405</text:p>
          </table:table-cell>
          <table:table-cell office:value-type="float" office:value="3203245087" calcext:value-type="float">
            <text:p>3203245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698469079543" calcext:value-type="float">
            <text:p>698469079543</text:p>
          </table:table-cell>
          <table:table-cell office:value-type="float" office:value="3.649" calcext:value-type="float">
            <text:p>3.649</text:p>
          </table:table-cell>
          <table:table-cell office:value-type="float" office:value="47.099019" calcext:value-type="float">
            <text:p>47.099019</text:p>
          </table:table-cell>
          <table:table-cell office:value-type="float" office:value="2136935214" calcext:value-type="float">
            <text:p>21369352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8T18:19:42.876554744</dc:date>
    <meta:editing-duration>PT4M22S</meta:editing-duration>
    <meta:editing-cycles>1</meta:editing-cycles>
    <meta:document-statistic meta:table-count="2" meta:cell-count="562" meta:object-count="0"/>
    <meta:generator>LibreOffice/6.3.5.2$Linux_X86_64 LibreOffice_project/30$Build-2</meta:generator>
  </office:meta>
</office:document-meta>
</file>